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ccffff" fo:border="0.06pt solid #000000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eb613d" fo:border="0.06pt solid #000000"/>
    </style:style>
    <style:style style:name="ce38" style:family="table-cell" style:parent-style-name="Default">
      <style:table-cell-properties fo:background-color="#3deb3d" fo:border="0.06pt solid #000000"/>
    </style:style>
    <style:style style:name="ce39" style:family="table-cell" style:parent-style-name="Default">
      <style:table-cell-properties fo:background-color="#cfe7f5" fo:border="0.06pt solid #000000"/>
      <style:text-properties style:text-underline-style="none"/>
    </style:style>
    <style:style style:name="ce40" style:family="table-cell" style:parent-style-name="Default">
      <style:table-cell-properties fo:background-color="#aecf00" fo:border="0.06pt solid #000000"/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3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8"/>
          <table:table-cell table:style-name="ce29"/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./ActoPublicoBundle/Controller/ActoPublicoController.php</text:p>
          </table:table-cell>
          <table:table-cell table:style-name="ce20" table:number-columns-repeated="1023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Avis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Barri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CargoAutoridad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Cgp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Cohorte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Cohorte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4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4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4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4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4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4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Glosari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Glosari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GrupoEtari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GrupoEtarioController.php</text:p>
          </table:table-cell>
          <table:table-cell table:style-name="ce21" table:number-columns-repeated="1023"/>
        </table:table-row>
        <table:table-row table:style-name="ro4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InicialX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Modalidad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Modalidad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Nivel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Nivel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Norm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Norm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Orientacion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Recurs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Sector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ipoEstablecimient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ipoNorm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ituloController.phpalizacion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urn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urn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UnidadEducativ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UnidadEducativ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UnidadOfert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2" office:value-type="string" calcext:value-type="string">
            <text:p>./EdificioBundle/Controller/DefaultController.php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9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InicialController.php</text:p>
          </table:table-cell>
          <table:table-cell table:style-name="ce24" table:number-columns-repeated="1023"/>
        </table:table-row>
        <table:table-row table:style-name="ro2">
          <table:table-cell table:style-name="ce5" office:value-type="string" calcext:value-type="string">
            <text:p>./EstablecimientoBundle/Controller/MedioController.php</text:p>
          </table:table-cell>
          <table:table-cell table:style-name="ce24" table:number-columns-repeated="1023"/>
        </table:table-row>
        <table:table-row table:style-name="ro2">
          <table:table-cell table:style-name="ce5" office:value-type="string" calcext:value-type="string">
            <text:p>./EstablecimientoBundle/Controller/PrimarioController.php</text:p>
          </table:table-cell>
          <table:table-cell table:style-name="ce24" table:number-columns-repeated="1023"/>
        </table:table-row>
        <table:table-row table:style-name="ro2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 básic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ech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table:number-columns-repeated="1023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>
          <table:table-cell table:style-name="ce6" office:value-type="string" calcext:value-type="string">
            <text:p>./OfertaEducativaBundle/Controller/TituloController.php</text:p>
          </table:table-cell>
          <table:table-cell table:style-name="ce26" table:number-columns-repeated="1023"/>
        </table:table-row>
        <table:table-row table:style-name="ro2">
          <table:table-cell table:style-name="ce7" office:value-type="string" calcext:value-type="string">
            <text:p>./TablaBundle/Controller/BarrioController.php</text:p>
          </table:table-cell>
          <table:table-cell table:style-name="ce27" table:number-columns-repeated="1023"/>
        </table:table-row>
        <table:table-row table:style-name="ro2">
          <table:table-cell table:style-name="ce7" office:value-type="string" calcext:value-type="string">
            <text:p>./TablaBundle/Controller/DefaultController.php</text:p>
          </table:table-cell>
          <table:table-cell table:style-name="ce27" table:number-columns-repeated="1023"/>
        </table:table-row>
        <table:table-row table:style-name="ro2">
          <table:table-cell table:style-name="ce7" office:value-type="string" calcext:value-type="string">
            <text:p>./TablaBundle/Controller/SectorController.php</text:p>
          </table:table-cell>
          <table:table-cell table:style-name="ce27" table:number-columns-repeated="1023"/>
        </table:table-row>
        <table:table-row table:style-name="ro2">
          <table:table-cell table:style-name="ce8" office:value-type="string" calcext:value-type="string">
            <text:p>./UsuarioBundle/Controller/DefaultController.php</text:p>
          </table:table-cell>
          <table:table-cell table:style-name="ce28" table:number-columns-repeated="1023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table:number-columns-repeated="1023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table:number-columns-repeated="1023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table:number-columns-repeated="1023"/>
        </table:table-row>
        <table:table-row table:style-name="ro2">
          <table:table-cell table:style-name="ce3" office:value-type="string" calcext:value-type="string">
            <text:p>./EstablecimientoBundle/Model/DocentesNivelManager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EstablecimientoBundle/Model/TurnoHandler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EstablecimientoBundle/Model/UnidadOfertaHandler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EstablecimientoBundle/Model/UnidadOfertaInicialHandler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EstablecimientoBundle/Model/UnidadOfertaTerciarioHandler.php</text:p>
          </table:table-cell>
          <table:table-cell table:style-name="ce20" table:number-columns-repeated="1023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1" office:value-type="string" calcext:value-type="string">
            <text:p>hecho</text:p>
          </table:table-cell>
          <table:table-cell table:style-name="ce31" office:value-type="string" calcext:value-type="string">
            <text:p>pasó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1" office:value-type="string" calcext:value-type="string">
            <text:p>hecho</text:p>
          </table:table-cell>
          <table:table-cell table:style-name="ce31" office:value-type="string" calcext:value-type="string">
            <text:p>pasó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InicialXHandler.php</text:p>
          </table:table-cell>
          <table:table-cell table:style-name="ce31" table:number-columns-repeated="1023"/>
        </table:table-row>
        <table:table-row table:style-name="ro2">
          <table:table-cell table:style-name="ce12" office:value-type="string" calcext:value-type="string">
            <text:p>./OfertaEducativaBundle/Model/NormaManager.php</text:p>
          </table:table-cell>
          <table:table-cell table:style-name="ce31" table:number-columns-repeated="1023"/>
        </table:table-row>
        <table:table-row table:style-name="ro2">
          <table:table-cell table:style-name="ce12" office:value-type="string" calcext:value-type="string">
            <text:p>./OfertaEducativaBundle/Model/OfertaEducativaManager.php</text:p>
          </table:table-cell>
          <table:table-cell table:style-name="ce31" table:number-columns-repeated="1023"/>
        </table:table-row>
        <table:table-row table:style-name="ro2">
          <table:table-cell table:style-name="ce12" office:value-type="string" calcext:value-type="string">
            <text:p>./OfertaEducativaBundle/Model/SalaHandler.php</text:p>
          </table:table-cell>
          <table:table-cell table:style-name="ce31" table:number-columns-repeated="1023"/>
        </table:table-row>
        <table:table-row table:style-name="ro2">
          <table:table-cell table:style-name="ce13" office:value-type="string" calcext:value-type="string">
            <text:p>./UsuarioBundle/Model/UsuarioManager.php</text:p>
          </table:table-cell>
          <table:table-cell table:style-name="ce32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./ActoPublicoBundle/Entity/Vacancia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ActoPublicoBundle/Repository/Caracter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ActoPublicoBundle/Repository/Licencia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ActoPublicoBundle/Repository/Localizacion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ActoPublicoBundle/Repository/LogActoPublico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ActoPublicoBundle/Repository/Resultado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ActoPublicoBundle/Repository/ResumenMedia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ActoPublicoBundle/Repository/VacanciaRepository.php</text:p>
          </table:table-cell>
          <table:table-cell table:style-name="ce33" table:number-columns-repeated="1023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só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/>
          <table:table-cell table:style-name="ce40"/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table:number-columns-repeated="1023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echo</text:p>
          </table:table-cell>
          <table:table-cell table:style-name="ce20" office:value-type="string" calcext:value-type="string">
            <text:p>pasó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36"/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7" table:number-columns-repeated="1023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7" table:number-columns-repeated="1023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table:number-columns-repeated="1023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4:25:28.7455826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1-04T14:30:14.290268877</dc:date>
    <meta:editing-duration>PT3H53M6S</meta:editing-duration>
    <meta:editing-cycles>31</meta:editing-cycles>
    <meta:generator>LibreOffice/4.2.6.3$Linux_x86 LibreOffice_project/420m0$Build-3</meta:generator>
    <meta:document-statistic meta:table-count="3" meta:cell-count="190" meta:object-count="0"/>
  </office:meta>
</office:document-meta>
</file>